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1ce19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<text:span text:style-name="T6">Étude</text:span>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7">do text</text:span></text:p><text:p text:style-name="P3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1-03-18T08:19:59.356538113</dc:date>
    <meta:editing-duration>PT2H1M6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8" meta:non-whitespace-character-count="682"/>
  </office:meta>
</office:document-meta>
</file>